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124F191D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43cm, 3.716cm, 11.824cm, 2.504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86cm" svg:height="21.699cm" svg:x="1.092cm" svg:y="2.492cm">
          <draw:image xlink:href="Pictures/10000000000005E8000007E0124F191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11T13:33:30.675681132</dc:date>
    <meta:editing-duration>PT3M38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